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48c41" officeooo:paragraph-rsid="00148c41"/>
    </style:style>
    <style:style style:name="P2" style:family="paragraph" style:parent-style-name="Text_20_body" style:list-style-name="L1"/>
    <style:style style:name="P3" style:family="paragraph" style:parent-style-name="Title">
      <style:text-properties officeooo:rsid="00148c41" officeooo:paragraph-rsid="00148c4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DPR</text:p>
      <text:p text:style-name="P1"/>
      <text:p text:style-name="P1"><text:span text:style-name="Strong_20_Emphasis">Laglig grund</text:span>: Du måste ha en laglig grund för att behandla personuppgifter. Det kan vara nödvändigt för att fullgöra ett avtal (t.ex. hyresavtal) eller baserat på samtycke från de boende.</text:p>
      <text:list text:style-name="L1">
        <text:list-item>
          <text:p text:style-name="P2"><text:span text:style-name="Strong_20_Emphasis">Ändamålsbegränsning</text:span>: Du får endast samla in och använda personuppgifter för specifika, tydliga och legitima ändamål. Du bör informera de boende om varför deras uppgifter samlas in och hur de kommer att användas.</text:p>
        </text:list-item>
        <text:list-item>
          <text:p text:style-name="P2"><text:span text:style-name="Strong_20_Emphasis">Minimering av uppgifter</text:span>: Du bör endast samla in de uppgifter som är nödvändiga för att uppfylla syftet med behandlingen.</text:p>
        </text:list-item>
        <text:list-item>
          <text:p text:style-name="P2"><text:span text:style-name="Strong_20_Emphasis">Lagring och säkerhet</text:span>: Du måste se till att personuppgifterna lagras säkert och att det finns rutiner för att skydda dem mot obehörig åtkomst.</text:p>
        </text:list-item>
        <text:list-item>
          <text:p text:style-name="P2"><text:span text:style-name="Strong_20_Emphasis">Rättigheter för registrerade</text:span>: De boende har rätt att få tillgång till sina uppgifter, rätta felaktiga uppgifter, begära radering av sina uppgifter och mer.</text:p>
        </text:list-item>
      </text:list>
      <text:p text:style-name="Text_20_body">Det är viktigt att du också har en tydlig integritetspolicy som informerar användarna om hur deras data hanteras. Om du är osäker på hur du ska gå tillväga, kan det vara bra att konsultera med en jurist som är specialiserad på dataskyd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5:03:25.394843348</meta:creation-date>
    <dc:date>2025-03-27T15:03:43.430568559</dc:date>
    <meta:editing-duration>PT18S</meta:editing-duration>
    <meta:editing-cycles>1</meta:editing-cycles>
    <meta:document-statistic meta:table-count="0" meta:image-count="0" meta:object-count="0" meta:page-count="1" meta:paragraph-count="7" meta:word-count="174" meta:character-count="1063" meta:non-whitespace-character-count="900"/>
    <meta:generator>LibreOffice/24.2.7.2$Linux_X86_64 LibreOffice_project/420$Build-2</meta:generator>
  </office:meta>
</office:document-meta>
</file>